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GUTIERREZ, OMAR GIOVAN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VELASQUE, ABI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6961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ESPINOZA PEREZ, YONY ROMA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183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1:23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